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429in"/>
    </style:style>
    <style:style style:name="co2" style:family="table-column">
      <style:table-column-properties fo:break-before="auto" style:column-width="1.8382in"/>
    </style:style>
    <style:style style:name="co3" style:family="table-column">
      <style:table-column-properties fo:break-before="auto" style:column-width="0.752in"/>
    </style:style>
    <style:style style:name="co4" style:family="table-column">
      <style:table-column-properties fo:break-before="auto" style:column-width="0.8102in"/>
    </style:style>
    <style:style style:name="co5" style:family="table-column">
      <style:table-column-properties fo:break-before="auto" style:column-width="0.9445in"/>
    </style:style>
    <style:style style:name="co6" style:family="table-column">
      <style:table-column-properties fo:break-before="auto" style:column-width="1.6134in"/>
    </style:style>
    <style:style style:name="co7" style:family="table-column">
      <style:table-column-properties fo:break-before="auto" style:column-width="1.570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70">
      <style:text-properties fo:font-weight="bold" style:font-weight-asian="bold" style:font-weight-complex="bold"/>
    </style:style>
    <style:style style:name="ce4" style:family="table-cell" style:parent-style-name="Default" style:data-style-name="N70"/>
    <style:style style:name="ce9" style:family="table-cell" style:parent-style-name="Default" style:data-style-name="N70">
      <style:table-cell-properties fo:border-bottom="0.74pt solid #000000" fo:border-left="none" fo:border-right="none" fo:border-top="none"/>
    </style:style>
    <style:style style:name="ce14" style:family="table-cell" style:parent-style-name="Default" style:data-style-name="N70">
      <style:table-cell-properties fo:border="non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9"/>
        <table:table-column table:style-name="co8" table:default-cell-style-name="ce5"/>
        <table:table-row table:style-name="ro1">
          <table:table-cell table:style-name="Default" table:number-columns-repeated="2"/>
          <table:table-cell table:style-name="ce2" office:value-type="string" calcext:value-type="string" table:number-columns-spanned="2" table:number-rows-spanned="1">
            <text:p>Result</text:p>
          </table:table-cell>
          <table:covered-table-cell table:style-name="ce1"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Sample 1</text:p>
          </table:table-cell>
          <table:table-cell table:style-name="ce3" office:value-type="string" calcext:value-type="string">
            <text:p>Sample 2</text:p>
          </table:table-cell>
          <table:table-cell table:style-name="ce1" office:value-type="string" calcext:value-type="string">
            <text:p>Temporary?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ommit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uto-indent removal logic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All blank lines except the last were removed. No \n after 1<text:span text:style-name="T1">st</text:span> line after colon-line.</text:p>
          </table:table-cell>
          <table:table-cell table:style-name="ce4" office:value-type="date" office:date-value="2026-03-07T18:40:00" calcext:value-type="date">
            <text:p>03/07/26 06:40 PM</text:p>
          </table:table-cell>
          <table:table-cell table:style-name="Default" office:value-type="string" calcext:value-type="string">
            <text:p>04046d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to-indent removal logic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moved blank line</text:p>
          </table:table-cell>
          <table:table-cell office:value-type="date" office:date-value="2026-03-07T19:21:00" calcext:value-type="date">
            <text:p>03/07/26 07:21 PM</text:p>
          </table:table-cell>
          <table:table-cell office:value-type="string" calcext:value-type="string">
            <text:p>04046d6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Auto-indent removal logic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Random indents between comments</text:p>
          </table:table-cell>
          <table:table-cell table:style-name="ce4" office:value-type="date" office:date-value="2026-03-07T19:25:00" calcext:value-type="date">
            <text:p>03/07/26 07:25 PM</text:p>
          </table:table-cell>
          <table:table-cell table:style-name="Default" office:value-type="string" calcext:value-type="string">
            <text:p>04046d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o-indent removal lo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as test 1</text:p>
          </table:table-cell>
          <table:table-cell office:value-type="date" office:date-value="2026-03-07T19:26:00" calcext:value-type="date">
            <text:p>03/07/26 07:26 PM</text:p>
          </table:table-cell>
          <table:table-cell office:value-type="string" calcext:value-type="string">
            <text:p>04046d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as tests 2 and 1</text:p>
          </table:table-cell>
          <table:table-cell office:value-type="date" office:date-value="2026-03-07T21:46:00" calcext:value-type="date">
            <text:p>03/07/26 09:46 PM</text:p>
          </table:table-cell>
          <table:table-cell office:value-type="string" calcext:value-type="string">
            <text:p>0a3cb4f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7" office:value-type="string" calcext:value-type="string">
            <text:p>Auto-indent removal logic</text:p>
          </table:table-cell>
          <table:table-cell table:number-columns-repeated="2" table:style-name="ce7" office:value-type="string" calcext:value-type="string">
            <text:p>Fail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Same as test 5</text:p>
          </table:table-cell>
          <table:table-cell table:style-name="ce4" office:value-type="date" office:date-value="2026-03-08T12:56:00" calcext:value-type="date">
            <text:p>03/08/26 12:56 PM</text:p>
          </table:table-cell>
          <table:table-cell table:style-name="ce7" office:value-type="string" calcext:value-type="string">
            <text:p>400dbc2</text:p>
          </table:table-cell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7" office:value-type="string" calcext:value-type="string">
            <text:p>Auto-indent removal logic</text:p>
          </table:table-cell>
          <table:table-cell table:number-columns-repeated="2" table:style-name="Default" office:value-type="string" calcext:value-type="string">
            <text:p>N/A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All 5 blank lines were all removed, even though there was no colon-line; the file only had 5 blank lines.</text:p>
          </table:table-cell>
          <table:table-cell table:style-name="ce4" office:value-type="date" office:date-value="2026-03-08T13:06:00" calcext:value-type="date">
            <text:p>03/08/26 01:06 PM</text:p>
          </table:table-cell>
          <table:table-cell table:style-name="ce7" office:value-type="string" calcext:value-type="string">
            <text:p>400dbc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very blank line was removed, except for the word (throwaway).</text:p>
          </table:table-cell>
          <table:table-cell office:value-type="date" office:date-value="2026-03-08T13:18:00" calcext:value-type="date">
            <text:p>03/08/26 01:18 PM</text:p>
          </table:table-cell>
          <table:table-cell office:value-type="string" calcext:value-type="string">
            <text:p>400dbc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as test 5</text:p>
          </table:table-cell>
          <table:table-cell office:value-type="date" office:date-value="2026-03-08T14:57:00" calcext:value-type="date">
            <text:p>03/08/26 02:57 PM</text:p>
          </table:table-cell>
          <table:table-cell office:value-type="string" calcext:value-type="string">
            <text:p>400dbc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ry normal line is separated by tabs.</text:p>
          </table:table-cell>
          <table:table-cell office:value-type="date" office:date-value="2026-03-08T17:02:00" calcext:value-type="date">
            <text:p>03/08/26 05:02 PM</text:p>
          </table:table-cell>
          <table:table-cell office:value-type="string" calcext:value-type="string">
            <text:p>d534b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as test 10</text:p>
          </table:table-cell>
          <table:table-cell office:value-type="date" office:date-value="2026-03-08T19:04:00" calcext:value-type="date">
            <text:p>03/08/26 07:04 PM</text:p>
          </table:table-cell>
          <table:table-cell office:value-type="string" calcext:value-type="string">
            <text:p>d534b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as test 1</text:p>
          </table:table-cell>
          <table:table-cell office:value-type="date" office:date-value="2026-03-08T21:15:00" calcext:value-type="date">
            <text:p>03/08/26 09:15 PM</text:p>
          </table:table-cell>
          <table:table-cell office:value-type="string" calcext:value-type="string">
            <text:p>00f11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s line indented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sole shows correlating tab checks</text:p>
          </table:table-cell>
          <table:table-cell office:value-type="date" office:date-value="2026-03-09T18:34:00" calcext:value-type="date">
            <text:p>03/09/26 06:34 PM</text:p>
          </table:table-cell>
          <table:table-cell office:value-type="string" calcext:value-type="string">
            <text:p>00f11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s line colon-line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sole shows correlating colon-line</text:p>
          </table:table-cell>
          <table:table-cell office:value-type="date" office:date-value="2026-03-09T18:48:00" calcext:value-type="date">
            <text:p>03/09/26 06:48 PM</text:p>
          </table:table-cell>
          <table:table-cell office:value-type="string" calcext:value-type="string">
            <text:p>00f11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as tests 3 and 1</text:p>
          </table:table-cell>
          <table:table-cell office:value-type="date" office:date-value="2026-03-09T18:56:00" calcext:value-type="date">
            <text:p>03/09/26 06:56 PM</text:p>
          </table:table-cell>
          <table:table-cell office:value-type="string" calcext:value-type="string">
            <text:p>00f11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 sample 1, remove indent goes to false when in blank line; sample 2 correlates.</text:p>
          </table:table-cell>
          <table:table-cell office:value-type="date" office:date-value="2026-03-10T16:21:00" calcext:value-type="date">
            <text:p>03/10/26 04:21 PM</text:p>
          </table:table-cell>
          <table:table-cell office:value-type="string" calcext:value-type="string">
            <text:p>4264fa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as test 16</text:p>
          </table:table-cell>
          <table:table-cell office:value-type="date" office:date-value="2026-03-10T17:59:00" calcext:value-type="date">
            <text:p>03/10/26 05:59 PM</text:p>
          </table:table-cell>
          <table:table-cell office:value-type="string" calcext:value-type="string">
            <text:p>4264fa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utput 1 is test 2 and output 2 leaves the second colon-line</text:p>
          </table:table-cell>
          <table:table-cell office:value-type="date" office:date-value="2026-03-10T18:05:00" calcext:value-type="date">
            <text:p>03/10/26 06:05 PM</text:p>
          </table:table-cell>
          <table:table-cell office:value-type="string" calcext:value-type="string">
            <text:p>4264fa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uto-indent removal logic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as test 18</text:p>
          </table:table-cell>
          <table:table-cell office:value-type="date" office:date-value="2026-03-12T17:41:00" calcext:value-type="date">
            <text:p>03/12/26 05:41 PM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s enter byte boolean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l false</text:p>
          </table:table-cell>
          <table:table-cell office:value-type="date" office:date-value="2026-03-12T17:44:00" calcext:value-type="date">
            <text:p>03/12/26 05:44 PM</text:p>
          </table:table-cell>
          <table:table-cell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Auto-indent removal logic</text:p>
          </table:table-cell>
          <table:table-cell table:number-columns-repeated="2" table:style-name="Default" office:value-type="string" calcext:value-type="string">
            <text:p>Fail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Output 1 has trailing new line and output 2 has an extra new line before main().</text:p>
          </table:table-cell>
          <table:table-cell table:style-name="ce14" office:value-type="date" office:date-value="2026-03-12T17:56:00" calcext:value-type="date">
            <text:p>03/12/26 05:56 PM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2">00/00/0000</text:date>, <text:time style:data-style-name="N2" text:time-value="17:39:31.928950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7T18:37:57.995687400</meta:creation-date>
    <dc:date>2026-03-12T18:01:22.675965300</dc:date>
    <meta:editing-duration>PT3H12M35S</meta:editing-duration>
    <meta:editing-cycles>92</meta:editing-cycles>
    <meta:generator>LibreOffice/26.2.0.3$Windows_X86_64 LibreOffice_project/620$Build-3</meta:generator>
    <meta:document-statistic meta:table-count="1" meta:cell-count="174" meta:object-count="0"/>
  </office:meta>
</office:document-meta>
</file>